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0.26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9:43:49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2-05T21:52:49.192000000</dc:date>
    <meta:editing-duration>P36DT3H26M53S</meta:editing-duration>
    <meta:editing-cycles>231</meta:editing-cycles>
    <meta:generator>LibreOffice/7.0.4.2$Windows_X86_64 LibreOffice_project/dcf040e67528d9187c66b2379df5ea4407429775</meta:generator>
    <meta:document-statistic meta:table-count="3" meta:cell-count="1177" meta:object-count="0"/>
  </office:meta>
</office:document-meta>
</file>